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Heading_20_1" style:master-page-name="Standard">
      <style:paragraph-properties fo:break-before="auto" fo:line-height="100%" style:writing-mode="lr-tb"/>
    </style:style>
    <style:style style:name="T1_1" style:family="text">
      <style:text-properties fo:color="#000000" style:font-name="Trebuchet MS" fo:font-size="16pt" style:font-name-asian="Trebuchet MS" style:font-size-asian="16pt" style:font-name-complex="Trebuchet MS" style:font-size-complex="16pt"/>
    </style:style>
    <style:style style:name="T1_2" style:family="text">
      <style:text-properties fo:color="#000000" style:font-name="Trebuchet MS" fo:font-size="16pt" style:font-name-asian="Trebuchet MS" style:font-size-asian="16pt" style:font-name-complex="Trebuchet MS" style:font-size-complex="16pt"/>
    </style:style>
    <style:style style:name="T1_3" style:family="text">
      <style:text-properties fo:color="#000000" style:font-name="Trebuchet MS" fo:font-size="16pt" style:font-name-asian="Trebuchet MS" style:font-size-asian="16pt" style:font-name-complex="Trebuchet MS" style:font-size-complex="16pt"/>
    </style:style>
    <style:style style:name="T1_4" style:family="text">
      <style:text-properties fo:color="#000000" style:font-name="Trebuchet MS" fo:font-size="16pt" style:font-name-asian="Trebuchet MS" style:font-size-asian="16pt" style:font-name-complex="Trebuchet MS" style:font-size-complex="16pt"/>
    </style:style>
    <style:style style:name="T1_5" style:family="text">
      <style:text-properties fo:color="#000000" style:font-name="Trebuchet MS" fo:font-size="16pt" style:font-name-asian="Trebuchet MS" style:font-size-asian="16pt" style:font-name-complex="Trebuchet MS" style:font-size-complex="16pt"/>
    </style:style>
    <style:style style:name="P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63" style:family="text">
      <style:text-properties style:font-name="Arial" fo:font-size="11pt" style:font-name-asian="Arial" style:font-size-asian="11pt" style:font-name-complex="Arial" style:font-size-complex="11pt"/>
    </style:style>
    <style:style style:name="T10_64" style:family="text">
      <style:text-properties style:font-name="Arial" fo:font-size="11pt" style:font-name-asian="Arial" style:font-size-asian="11pt" style:font-name-complex="Arial" style:font-size-complex="11pt"/>
    </style:style>
    <style:style style:name="T10_65" style:family="text">
      <style:text-properties style:font-name="Arial" fo:font-size="11pt" style:font-name-asian="Arial" style:font-size-asian="11pt" style:font-name-complex="Arial" style:font-size-complex="11pt"/>
    </style:style>
    <style:style style:name="T10_66" style:family="text">
      <style:text-properties style:font-name="Arial" fo:font-size="11pt" style:font-name-asian="Arial" style:font-size-asian="11pt" style:font-name-complex="Arial" style:font-size-complex="11pt"/>
    </style:style>
    <style:style style:name="T10_67" style:family="text">
      <style:text-properties style:font-name="Arial" fo:font-size="11pt" style:font-name-asian="Arial" style:font-size-asian="11pt" style:font-name-complex="Arial" style:font-size-complex="11pt"/>
    </style:style>
    <style:style style:name="T10_68" style:family="text">
      <style:text-properties style:font-name="Arial" fo:font-size="11pt" style:font-name-asian="Arial" style:font-size-asian="11pt" style:font-name-complex="Arial" style:font-size-complex="11pt"/>
    </style:style>
    <style:style style:name="T10_69" style:family="text">
      <style:text-properties style:font-name="Arial" fo:font-size="11pt" style:font-name-asian="Arial" style:font-size-asian="11pt" style:font-name-complex="Arial" style:font-size-complex="11pt"/>
    </style:style>
    <style:style style:name="T10_70" style:family="text">
      <style:text-properties style:font-name="Arial" fo:font-size="11pt" style:font-name-asian="Arial" style:font-size-asian="11pt" style:font-name-complex="Arial" style:font-size-complex="11pt"/>
    </style:style>
    <style:style style:name="T10_71" style:family="text">
      <style:text-properties style:font-name="Arial" fo:font-size="11pt" style:font-name-asian="Arial" style:font-size-asian="11pt" style:font-name-complex="Arial" style:font-size-complex="11pt"/>
    </style:style>
    <style:style style:name="T10_72" style:family="text">
      <style:text-properties style:font-name="Arial" fo:font-size="11pt" style:font-name-asian="Arial" style:font-size-asian="11pt" style:font-name-complex="Arial" style:font-size-complex="11pt"/>
    </style:style>
    <style:style style:name="T10_73" style:family="text">
      <style:text-properties style:font-name="Arial" fo:font-size="11pt" style:font-name-asian="Arial" style:font-size-asian="11pt" style:font-name-complex="Arial" style:font-size-complex="11pt"/>
    </style:style>
    <style:style style:name="T10_74" style:family="text">
      <style:text-properties style:font-name="Arial" fo:font-size="11pt" style:font-name-asian="Arial" style:font-size-asian="11pt" style:font-name-complex="Arial" style:font-size-complex="11pt"/>
    </style:style>
    <style:style style:name="T10_75" style:family="text">
      <style:text-properties style:font-name="Arial" fo:font-size="11pt" style:font-name-asian="Arial" style:font-size-asian="11pt" style:font-name-complex="Arial" style:font-size-complex="11pt"/>
    </style:style>
    <style:style style:name="T10_76" style:family="text">
      <style:text-properties style:font-name="Arial" fo:font-size="11pt" style:font-name-asian="Arial" style:font-size-asian="11pt" style:font-name-complex="Arial" style:font-size-complex="11pt"/>
    </style:style>
    <style:style style:name="T10_77" style:family="text">
      <style:text-properties style:font-name="Arial" fo:font-size="11pt" style:font-name-asian="Arial" style:font-size-asian="11pt" style:font-name-complex="Arial" style:font-size-complex="11pt"/>
    </style:style>
    <style:style style:name="T10_78" style:family="text">
      <style:text-properties style:font-name="Arial" fo:font-size="11pt" style:font-name-asian="Arial" style:font-size-asian="11pt" style:font-name-complex="Arial" style:font-size-complex="11pt"/>
    </style:style>
    <style:style style:name="T10_79" style:family="text">
      <style:text-properties style:font-name="Arial" fo:font-size="11pt" style:font-name-asian="Arial" style:font-size-asian="11pt" style:font-name-complex="Arial" style:font-size-complex="11pt"/>
    </style:style>
    <style:style style:name="P1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_3" style:family="text">
      <style:text-properties style:font-name="Arial" fo:font-size="11pt" style:font-name-asian="Arial" style:font-size-asian="11pt" style:font-name-complex="Arial" style:font-size-complex="11pt"/>
    </style:style>
    <style:style style:name="T12_4" style:family="text">
      <style:text-properties style:font-name="Arial" fo:font-size="11pt" style:font-name-asian="Arial" style:font-size-asian="11pt" style:font-name-complex="Arial" style:font-size-complex="11pt"/>
    </style:style>
    <style:style style:name="T12_5" style:family="text">
      <style:text-properties style:font-name="Arial" fo:font-size="11pt" style:font-name-asian="Arial" style:font-size-asian="11pt" style:font-name-complex="Arial" style:font-size-complex="11pt"/>
    </style:style>
    <style:style style:name="T12_6" style:family="text">
      <style:text-properties style:font-name="Arial" fo:font-size="11pt" style:font-name-asian="Arial" style:font-size-asian="11pt" style:font-name-complex="Arial" style:font-size-complex="11pt"/>
    </style:style>
    <style:style style:name="T12_7" style:family="text">
      <style:text-properties style:font-name="Arial" fo:font-size="11pt" style:font-name-asian="Arial" style:font-size-asian="11pt" style:font-name-complex="Arial" style:font-size-complex="11pt"/>
    </style:style>
    <style:style style:name="T12_8" style:family="text">
      <style:text-properties style:font-name="Arial" fo:font-size="11pt" style:font-name-asian="Arial" style:font-size-asian="11pt" style:font-name-complex="Arial" style:font-size-complex="11pt"/>
    </style:style>
    <style:style style:name="T12_9" style:family="text">
      <style:text-properties style:font-name="Arial" fo:font-size="11pt" style:font-name-asian="Arial" style:font-size-asian="11pt" style:font-name-complex="Arial" style:font-size-complex="11pt"/>
    </style:style>
    <style:style style:name="T12_10" style:family="text">
      <style:text-properties style:font-name="Arial" fo:font-size="11pt" style:font-name-asian="Arial" style:font-size-asian="11pt" style:font-name-complex="Arial" style:font-size-complex="11pt"/>
    </style:style>
    <style:style style:name="T12_11" style:family="text">
      <style:text-properties style:font-name="Arial" fo:font-size="11pt" style:font-name-asian="Arial" style:font-size-asian="11pt" style:font-name-complex="Arial" style:font-size-complex="11pt"/>
    </style:style>
    <style:style style:name="T12_12" style:family="text">
      <style:text-properties style:font-name="Arial" fo:font-size="11pt" style:font-name-asian="Arial" style:font-size-asian="11pt" style:font-name-complex="Arial" style:font-size-complex="11pt"/>
    </style:style>
    <style:style style:name="T12_13" style:family="text">
      <style:text-properties style:font-name="Arial" fo:font-size="11pt" style:font-name-asian="Arial" style:font-size-asian="11pt" style:font-name-complex="Arial" style:font-size-complex="11pt"/>
    </style:style>
    <style:style style:name="T12_14" style:family="text">
      <style:text-properties style:font-name="Arial" fo:font-size="11pt" style:font-name-asian="Arial" style:font-size-asian="11pt" style:font-name-complex="Arial" style:font-size-complex="11pt"/>
    </style:style>
    <style:style style:name="T12_15" style:family="text">
      <style:text-properties style:font-name="Arial" fo:font-size="11pt" style:font-name-asian="Arial" style:font-size-asian="11pt" style:font-name-complex="Arial" style:font-size-complex="11pt"/>
    </style:style>
    <style:style style:name="T12_16" style:family="text">
      <style:text-properties style:font-name="Arial" fo:font-size="11pt" style:font-name-asian="Arial" style:font-size-asian="11pt" style:font-name-complex="Arial" style:font-size-complex="11pt"/>
    </style:style>
    <style:style style:name="T12_17" style:family="text">
      <style:text-properties style:font-name="Arial" fo:font-size="11pt" style:font-name-asian="Arial" style:font-size-asian="11pt" style:font-name-complex="Arial" style:font-size-complex="11pt"/>
    </style:style>
    <style:style style:name="T12_18" style:family="text">
      <style:text-properties style:font-name="Arial" fo:font-size="11pt" style:font-name-asian="Arial" style:font-size-asian="11pt" style:font-name-complex="Arial" style:font-size-complex="11pt"/>
    </style:style>
    <style:style style:name="T12_19" style:family="text">
      <style:text-properties style:font-name="Arial" fo:font-size="11pt" style:font-name-asian="Arial" style:font-size-asian="11pt" style:font-name-complex="Arial" style:font-size-complex="11pt"/>
    </style:style>
  </office:automatic-styles>
  <office:body>
    <office:text>
      <text:h text:style-name="P1" text:outline-level="10"><text:span text:style-name="T1_1">Solicitação</text:span><text:span text:style-name="T1_2"><text:s/></text:span><text:span text:style-name="T1_3">de</text:span><text:span text:style-name="T1_4"><text:s/></text:span><text:span text:style-name="T1_5">Mudança</text:span></text:h>
      <text:p text:style-name="P2"><text:span text:style-name="T2_1">Nome</text:span><text:span text:style-name="T2_2"><text:s/></text:span><text:span text:style-name="T2_3">do</text:span><text:span text:style-name="T2_4"><text:s/></text:span><text:span text:style-name="T2_5">Sistema</text:span><text:span text:style-name="T2_6">:</text:span><text:span text:style-name="T2_7"><text:s/></text:span><text:span text:style-name="T2_8">Sistema</text:span><text:span text:style-name="T2_9"><text:s/></text:span><text:span text:style-name="T2_10">de</text:span><text:span text:style-name="T2_11"><text:s/></text:span><text:span text:style-name="T2_12">Venda</text:span><text:span text:style-name="T2_13"><text:s/></text:span><text:span text:style-name="T2_14">e</text:span><text:span text:style-name="T2_15"><text:s/></text:span><text:span text:style-name="T2_16">Reserva</text:span><text:span text:style-name="T2_17"><text:s/></text:span><text:span text:style-name="T2_18">de</text:span><text:span text:style-name="T2_19"><text:s/></text:span><text:span text:style-name="T2_20">Ingresso</text:span></text:p>
      <text:p text:style-name="P3"/>
      <text:p text:style-name="P4"><text:span text:style-name="T4_1">Data</text:span><text:span text:style-name="T4_2">:</text:span><text:span text:style-name="T4_3"><text:s/>22/05/2015</text:span></text:p>
      <text:p text:style-name="P5"/>
      <text:p text:style-name="P6"><text:span text:style-name="T6_1">Solicitante</text:span><text:span text:style-name="T6_2">:</text:span><text:span text:style-name="T6_3"><text:s/></text:span><text:span text:style-name="T6_4">Yuri</text:span><text:span text:style-name="T6_5"><text:s/></text:span><text:span text:style-name="T6_6">Matheus</text:span><text:span text:style-name="T6_7"><text:s/></text:span><text:span text:style-name="T6_8">Dias</text:span><text:span text:style-name="T6_9"><text:s/></text:span><text:span text:style-name="T6_10">Pereira</text:span></text:p>
      <text:p text:style-name="P7"/>
      <text:p text:style-name="P8"><text:span text:style-name="T8_1">Descrição</text:span><text:span text:style-name="T8_2"><text:s/></text:span><text:span text:style-name="T8_3">detalhada</text:span><text:span text:style-name="T8_4">:</text:span><text:span text:style-name="T8_5"><text:s/></text:span><text:span text:style-name="T8_6">Alteração</text:span><text:span text:style-name="T8_7"><text:s/></text:span><text:span text:style-name="T8_8">da</text:span><text:span text:style-name="T8_9"><text:s/></text:span><text:span text:style-name="T8_10">versão</text:span><text:span text:style-name="T8_11"><text:s/></text:span><text:span text:style-name="T8_12">utilizada</text:span><text:span text:style-name="T8_13"><text:s/></text:span><text:span text:style-name="T8_14">do</text:span><text:span text:style-name="T8_15"><text:s/></text:span><text:span text:style-name="T8_16">Java</text:span><text:span text:style-name="T8_17">,<text:s/></text:span><text:span text:style-name="T8_18">de</text:span><text:span text:style-name="T8_19"><text:s/></text:span><text:span text:style-name="T8_20">Java</text:span><text:span text:style-name="T8_21"><text:s/>8<text:s/></text:span><text:span text:style-name="T8_22">para</text:span><text:span text:style-name="T8_23"><text:s/></text:span><text:span text:style-name="T8_24">Java</text:span><text:span text:style-name="T8_25"><text:s/>7,<text:s/></text:span><text:span text:style-name="T8_26">para</text:span><text:span text:style-name="T8_27"><text:s/></text:span><text:span text:style-name="T8_28">poder</text:span><text:span text:style-name="T8_29"><text:s/></text:span><text:span text:style-name="T8_30">permitir</text:span><text:span text:style-name="T8_31"><text:s/></text:span><text:span text:style-name="T8_32">fazer</text:span><text:span text:style-name="T8_33"><text:s/></text:span><text:span text:style-name="T8_34">o</text:span><text:span text:style-name="T8_35"><text:s/></text:span><text:span text:style-name="T8_36">Deloy</text:span><text:span text:style-name="T8_37"><text:s/></text:span><text:span text:style-name="T8_38">da</text:span><text:span text:style-name="T8_39"><text:s/></text:span><text:span text:style-name="T8_40">aplicação</text:span><text:span text:style-name="T8_41"><text:s/></text:span><text:span text:style-name="T8_42">no</text:span><text:span text:style-name="T8_43"><text:s/></text:span><text:span text:style-name="T8_44">framework</text:span><text:span text:style-name="T8_45"><text:s/></text:span><text:span text:style-name="T8_46">Jboss</text:span><text:span text:style-name="T8_47">.</text:span></text:p>
      <text:p text:style-name="P9"/>
      <text:p text:style-name="P10"><text:span text:style-name="T10_1">Justificativa</text:span><text:span text:style-name="T10_2">:</text:span><text:span text:style-name="T10_3"><text:s/></text:span><text:span text:style-name="T10_4">O</text:span><text:span text:style-name="T10_5"><text:s/></text:span><text:span text:style-name="T10_6">framework</text:span><text:span text:style-name="T10_7"><text:s/></text:span><text:span text:style-name="T10_8">utilizado</text:span><text:span text:style-name="T10_9"><text:s/></text:span><text:span text:style-name="T10_10">não</text:span><text:span text:style-name="T10_11"><text:s/></text:span><text:span text:style-name="T10_12">aceita</text:span><text:span text:style-name="T10_13"><text:s/></text:span><text:span text:style-name="T10_14">a</text:span><text:span text:style-name="T10_15"><text:s/></text:span><text:span text:style-name="T10_16">versão</text:span><text:span text:style-name="T10_17"><text:s/></text:span><text:span text:style-name="T10_18">atual</text:span><text:span text:style-name="T10_19"><text:s/>8<text:s/></text:span><text:span text:style-name="T10_20">do</text:span><text:span text:style-name="T10_21"><text:s/></text:span><text:span text:style-name="T10_22">Java</text:span><text:span text:style-name="T10_23">,<text:s/></text:span><text:span text:style-name="T10_24">por</text:span><text:span text:style-name="T10_25"><text:s/></text:span><text:span text:style-name="T10_26">isso</text:span><text:span text:style-name="T10_27"><text:s/></text:span><text:span text:style-name="T10_28">é</text:span><text:span text:style-name="T10_29"><text:s/></text:span><text:span text:style-name="T10_30">necessário</text:span><text:span text:style-name="T10_31"><text:s/></text:span><text:span text:style-name="T10_32">que</text:span><text:span text:style-name="T10_33"><text:s/></text:span><text:span text:style-name="T10_34">a</text:span><text:span text:style-name="T10_35"><text:s/></text:span><text:span text:style-name="T10_36">versão</text:span><text:span text:style-name="T10_37"><text:s/></text:span><text:span text:style-name="T10_38">seja</text:span><text:span text:style-name="T10_39"><text:s/></text:span><text:span text:style-name="T10_40">alterada</text:span><text:span text:style-name="T10_41"><text:s/></text:span><text:span text:style-name="T10_42">para</text:span><text:span text:style-name="T10_43"><text:s/></text:span><text:span text:style-name="T10_44">a</text:span><text:span text:style-name="T10_45"><text:s/>7<text:s/></text:span><text:span text:style-name="T10_46">para</text:span><text:span text:style-name="T10_47"><text:s/></text:span><text:span text:style-name="T10_48">permitir</text:span><text:span text:style-name="T10_49"><text:s/></text:span><text:span text:style-name="T10_50">que</text:span><text:span text:style-name="T10_51"><text:s/></text:span><text:span text:style-name="T10_52">o</text:span><text:span text:style-name="T10_53"><text:s/></text:span><text:span text:style-name="T10_54">Deploy</text:span><text:span text:style-name="T10_55"><text:s/></text:span><text:span text:style-name="T10_56">da</text:span><text:span text:style-name="T10_57"><text:s/></text:span><text:span text:style-name="T10_58">aplicação</text:span><text:span text:style-name="T10_59"><text:s/></text:span><text:span text:style-name="T10_60">seja</text:span><text:span text:style-name="T10_61"><text:s/></text:span><text:span text:style-name="T10_62">realizado</text:span><text:span text:style-name="T10_63">,<text:s/></text:span><text:span text:style-name="T10_64">por</text:span><text:span text:style-name="T10_65"><text:s/></text:span><text:span text:style-name="T10_66">via</text:span><text:span text:style-name="T10_67"><text:s/></text:span><text:span text:style-name="T10_68">de</text:span><text:span text:style-name="T10_69"><text:s/></text:span><text:span text:style-name="T10_70">compatibilidade</text:span><text:span text:style-name="T10_71"><text:s/></text:span><text:span text:style-name="T10_72">com</text:span><text:span text:style-name="T10_73"><text:s/></text:span><text:span text:style-name="T10_74">a</text:span><text:span text:style-name="T10_75"><text:s/></text:span><text:span text:style-name="T10_76">ferramenta</text:span><text:span text:style-name="T10_77"><text:s/></text:span><text:span text:style-name="T10_78">utilizada</text:span><text:span text:style-name="T10_79">.</text:span></text:p>
      <text:p text:style-name="P11"/>
      <text:p text:style-name="P12"><text:span text:style-name="T12_1">Anexos</text:span><text:span text:style-name="T12_2">:</text:span><text:span text:style-name="T12_3"><text:s/></text:span><text:span text:style-name="T12_4">Código</text:span><text:span text:style-name="T12_5">-</text:span><text:span text:style-name="T12_6">fonte</text:span><text:span text:style-name="T12_7"><text:s/></text:span><text:span text:style-name="T12_8">do</text:span><text:span text:style-name="T12_9"><text:s/></text:span><text:span text:style-name="T12_10">projeto</text:span><text:span text:style-name="T12_11"><text:s/></text:span><text:span text:style-name="T12_12">na</text:span><text:span text:style-name="T12_13"><text:s/></text:span><text:span text:style-name="T12_14">seção</text:span><text:span text:style-name="T12_15"><text:s/>2.03<text:s/></text:span><text:span text:style-name="T12_16">do</text:span><text:span text:style-name="T12_17"><text:s/></text:span><text:span text:style-name="T12_18">repositório</text:span><text:span text:style-name="T12_19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423cm" fo:margin-bottom="0.212cm" fo:keep-with-next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423cm" fo:margin-bottom="0.106cm" fo:keep-with-next="always" style:writing-mode="lr-tb"/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423cm" fo:margin-bottom="0.106cm" fo:keep-with-next="always" style:writing-mode="lr-tb"/>
      <style:text-properties style:font-name="Arial" fo:font-size="13pt" style:font-name-asian="Arial" style:font-size-asian="13pt" style:font-name-complex="Arial" style:font-size-complex="13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106cm" fo:keep-with-next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423cm" fo:margin-bottom="0.106cm" style:writing-mode="lr-tb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00%" fo:margin-top="0.423cm" fo:margin-bottom="0.212cm" fo:keep-with-next="always" style:writing-mode="lr-tb"/>
      <style:text-properties style:font-name="Arial" fo:font-size="14pt" style:font-name-asian="Arial" style:font-size-asian="14pt" style:font-name-complex="Arial" style:font-size-complex="14pt"/>
    </style:style>
    <style:style style:name="Subtitle" style:family="paragraph" style:parent-style-name="Standard">
      <style:paragraph-properties fo:text-align="center" fo:break-before="auto" fo:line-height="100%" fo:margin-top="0.423cm" fo:margin-bottom="0.212cm" fo:keep-with-next="always" style:writing-mode="lr-tb"/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2cm" fo:padding-bottom="0cm" fo:margin-bottom="2cm" fo:padding-left="0cm" fo:margin-left="2cm" fo:padding-right="0cm" fo:margin-right="2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